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2e3e" officeooo:paragraph-rsid="00002e3e"/>
    </style:style>
    <style:style style:name="P2" style:family="paragraph" style:parent-style-name="Standard">
      <style:text-properties fo:font-weight="normal" officeooo:rsid="0003f150" officeooo:paragraph-rsid="0003f150" style:font-weight-asian="normal" style:font-weight-complex="normal"/>
    </style:style>
    <style:style style:name="P3" style:family="paragraph" style:parent-style-name="Standard">
      <style:text-properties officeooo:rsid="00047f6c" officeooo:paragraph-rsid="00047f6c"/>
    </style:style>
    <style:style style:name="P4" style:family="paragraph" style:parent-style-name="Standard">
      <style:text-properties fo:font-style="italic" fo:font-weight="bold" officeooo:rsid="00047f6c" officeooo:paragraph-rsid="00047f6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officeooo:rsid="00047f6c" officeooo:paragraph-rsid="00047f6c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officeooo:rsid="00022d0a" officeooo:paragraph-rsid="00022d0a"/>
    </style:style>
    <style:style style:name="P7" style:family="paragraph" style:parent-style-name="Standard" style:list-style-name="L1">
      <style:text-properties fo:font-weight="bold" officeooo:rsid="00022d0a" officeooo:paragraph-rsid="00022d0a" style:font-weight-asian="bold" style:font-weight-complex="bold"/>
    </style:style>
    <style:style style:name="P8" style:family="paragraph" style:parent-style-name="Standard" style:list-style-name="L1">
      <style:text-properties fo:font-weight="bold" officeooo:rsid="0003f150" officeooo:paragraph-rsid="0003f150" style:font-weight-asian="bold" style:font-weight-complex="bold"/>
    </style:style>
    <style:style style:name="P9" style:family="paragraph" style:parent-style-name="Standard" style:list-style-name="L1">
      <style:text-properties officeooo:rsid="00002e3e" officeooo:paragraph-rsid="00002e3e"/>
    </style:style>
    <style:style style:name="P10" style:family="paragraph" style:parent-style-name="Standard" style:list-style-name="L1">
      <style:text-properties officeooo:rsid="0001dba5" officeooo:paragraph-rsid="00022d0a"/>
    </style:style>
    <style:style style:name="P11" style:family="paragraph" style:parent-style-name="Standard" style:list-style-name="L1">
      <style:text-properties officeooo:rsid="0001dba5" officeooo:paragraph-rsid="0001dba5"/>
    </style:style>
    <style:style style:name="P12" style:family="paragraph" style:parent-style-name="Standard" style:list-style-name="L1">
      <style:text-properties fo:font-style="normal" officeooo:rsid="00022d0a" officeooo:paragraph-rsid="00022d0a" style:font-style-asian="normal" style:font-style-complex="normal"/>
    </style:style>
    <style:style style:name="P13" style:family="paragraph" style:parent-style-name="Standard" style:list-style-name="L1">
      <style:text-properties fo:font-style="normal" officeooo:rsid="00033765" officeooo:paragraph-rsid="00033765" style:font-style-asian="normal" style:font-style-complex="normal"/>
    </style:style>
    <style:style style:name="P14" style:family="paragraph" style:parent-style-name="Standard" style:list-style-name="L2">
      <style:text-properties fo:font-style="normal" fo:font-weight="normal" officeooo:rsid="00047f6c" officeooo:paragraph-rsid="00047f6c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text-properties fo:font-weight="normal" officeooo:rsid="0003f150" officeooo:paragraph-rsid="0003f150" style:font-weight-asian="normal" style:font-weight-complex="normal"/>
    </style:style>
    <style:style style:name="T1" style:family="text">
      <style:text-properties officeooo:rsid="0000a946"/>
    </style:style>
    <style:style style:name="T2" style:family="text">
      <style:text-properties officeooo:rsid="00011bde"/>
    </style:style>
    <style:style style:name="T3" style:family="text">
      <style:text-properties officeooo:rsid="00015d5a"/>
    </style:style>
    <style:style style:name="T4" style:family="text">
      <style:text-properties officeooo:rsid="0001dba5"/>
    </style:style>
    <style:style style:name="T5" style:family="text">
      <style:text-properties officeooo:rsid="00022d0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3f15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33765"/>
    </style:style>
    <style:style style:name="T11" style:family="text">
      <style:text-properties officeooo:rsid="000542e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ario:</text:p>
      <text:p text:style-name="P3"/>
      <text:p text:style-name="P4">HTML</text:p>
      <text:p text:style-name="P1"/>
      <text:p text:style-name="P1"><text:span text:style-name="T7">Etiquetas </text:span><text:span text:style-name="T8">html</text:span><text:span text:style-name="T7">:</text:span></text:p>
      <text:list xml:id="list3265920871" text:style-name="L1">
        <text:list-item>
          <text:p text:style-name="P7">Formato del Texto:</text:p>
          <text:list>
            <text:list-item>
              <text:p text:style-name="P9">&lt;<text:span text:style-name="T1">em&gt; Enfasis (no importa el navegador, le da enfasis)&lt;/</text:span><text:span text:style-name="T11">em&gt;</text:span></text:p>
            </text:list-item>
            <text:list-item>
              <text:p text:style-name="P9">&lt;<text:span text:style-name="T1">i&gt; cursiva</text:span></text:p>
            </text:list-item>
            <text:list-item>
              <text:p text:style-name="P9">&lt;<text:span text:style-name="T1">strong&gt; </text:span><text:span text:style-name="T2">Similar a &lt;b&gt;</text:span></text:p>
            </text:list-item>
            <text:list-item>
              <text:p text:style-name="P9">&lt;<text:span text:style-name="T1">b&gt; </text:span><text:span text:style-name="T2">Negrita</text:span></text:p>
            </text:list-item>
            <text:list-item>
              <text:p text:style-name="P9">&lt;<text:span text:style-name="T1">small&gt; </text:span><text:span text:style-name="T2">Achica la letra</text:span></text:p>
            </text:list-item>
            <text:list-item>
              <text:p text:style-name="P9">&lt;<text:span text:style-name="T1">del&gt; </text:span><text:span text:style-name="T2">Tacha el texto</text:span></text:p>
            </text:list-item>
            <text:list-item>
              <text:p text:style-name="P9">&lt;<text:span text:style-name="T1">ins&gt; </text:span><text:span text:style-name="T2">Similar a &lt;u&gt;</text:span></text:p>
            </text:list-item>
            <text:list-item>
              <text:p text:style-name="P9">&lt;<text:span text:style-name="T1">u&gt; </text:span><text:span text:style-name="T2">Subraya</text:span></text:p>
            </text:list-item>
            <text:list-item>
              <text:p text:style-name="P9">&lt;<text:span text:style-name="T1">mark&gt; </text:span><text:span text:style-name="T2">Resalta (tipo resaltador)</text:span></text:p>
            </text:list-item>
          </text:list>
        </text:list-item>
        <text:list-item>
          <text:p text:style-name="P7">Estructura del Texto:</text:p>
          <text:list>
            <text:list-item>
              <text:p text:style-name="P9">&lt;<text:span text:style-name="T3">br&gt; Salto de linea</text:span></text:p>
            </text:list-item>
            <text:list-item>
              <text:p text:style-name="P9">&lt;<text:span text:style-name="T2">p&gt; Parrafo: </text:span><text:span text:style-name="T3">Cada nuevo párrafo va en una linea distinta</text:span></text:p>
              <text:list>
                <text:list-item>
                  <text:p text:style-name="P10">Atributos</text:p>
                  <text:list>
                    <text:list-item>
                      <text:p text:style-name="P10"><text:span text:style-name="T5">align: </text:span>&lt;p align=’center’ <text:s/><text:span text:style-name="T5">| </text:span>‘right’ <text:span text:style-name="T5">| </text:span>‘left’ <text:span text:style-name="T10">| ‘justify’</text:span></text:p>
                    </text:list-item>
                  </text:list>
                </text:list-item>
              </text:list>
            </text:list-item>
            <text:list-item>
              <text:p text:style-name="P9">&lt;<text:span text:style-name="T3">pre&gt; Muestra el texto literalmente como lo puse (con saltos y tabulaciones</text:span></text:p>
            </text:list-item>
            <text:list-item>
              <text:p text:style-name="P9">&lt;!-- <text:span text:style-name="T4">Texto comentado --&gt;</text:span></text:p>
            </text:list-item>
          </text:list>
        </text:list-item>
        <text:list-item>
          <text:p text:style-name="P7">Imágenes:</text:p>
          <text:list>
            <text:list-item>
              <text:p text:style-name="P11">&lt;img&gt;</text:p>
              <text:list>
                <text:list-item>
                  <text:p text:style-name="P6">Atributos</text:p>
                  <text:list>
                    <text:list-item>
                      <text:p text:style-name="P6"><text:span text:style-name="T9">s</text:span>rc: <text:span text:style-name="T4">&lt;img </text:span>src<text:span text:style-name="T10">=”</text:span><text:span text:style-name="T6">path_to_file.jpg”</text:span></text:p>
                    </text:list-item>
                    <text:list-item>
                      <text:p text:style-name="P12">width=’450’ | ‘63%’</text:p>
                    </text:list-item>
                    <text:list-item>
                      <text:p text:style-name="P13">alt: Comentario de la imagen altr=’Papapap ddfdf’</text:p>
                    </text:list-item>
                    <text:list-item>
                      <text:p text:style-name="P13">hsspace: Margen de la imagen hsspace=’20’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Enlaces:</text:p>
          <text:list>
            <text:list-item>
              <text:p text:style-name="P15">&lt;a&gt;</text:p>
              <text:list>
                <text:list-item>
                  <text:p text:style-name="P15">Atributos</text:p>
                  <text:list>
                    <text:list-item>
                      <text:p text:style-name="P15">href: &lt;a href=”<text:span text:style-name="T6">path_to_una_pagina.html</text:span>”&gt; lififgfijijdls &lt;/a&gt;</text:p>
                      <text:list>
                        <text:list-item>
                          <text:p text:style-name="P15">&lt;a href=”<text:span text:style-name="T6">url</text:span>”&gt; lififgfijijdls &lt;/a&gt;</text:p>
                        </text:list-item>
                      </text:list>
                    </text:list-item>
                    <text:list-item>
                      <text:p text:style-name="P15">target: target=”_blank” || “_self” | “_parent” | “_top”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4">CSS</text:p>
      <text:p text:style-name="P5">Definiendo CSS mediante atributos en html</text:p>
      <text:list xml:id="list3822006118" text:style-name="L2">
        <text:list-item>
          <text:p text:style-name="P14">style: &lt;p style=”color:green; background:yellow;”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9:58:55.010880165</meta:creation-date>
    <dc:date>2023-09-21T10:26:07.901097156</dc:date>
    <meta:editing-duration>PT23M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6" meta:word-count="170" meta:character-count="970" meta:non-whitespace-character-count="867"/>
  </office:meta>
</office:document-meta>
</file>